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ENIN CHUQUIMAN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UQUIMANGO CERCADO, LENIN PAU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UQUIMANGO CERCADO, LENIN PAU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8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57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9:30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